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3.24pt" svg:height="227.79pt" svg:x="577.59pt" svg:y="107.66pt">
            <loext:p draw:notify-on-update-of-ranges="Sheet1.A2:Sheet1.A2 Sheet1.B2:Sheet1.D2 Sheet1.A3:Sheet1.A3 Sheet1.B3:Sheet1.D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61.39pt" svg:height="200.66pt" svg:x="176.37pt" svg:y="137.06pt">
            <loext:p draw:notify-on-update-of-ranges="Sheet1.A6:Sheet1.A6 Sheet1.B6:Sheet1.D6 Sheet1.A7:Sheet1.A7 Sheet1.B7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66.84pt" svg:y="2.83pt">
            <loext:p draw:notify-on-update-of-ranges="Sheet1.C19:Sheet1.C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_Tree_neighbour</text:p>
          </table:table-cell>
          <table:table-cell office:value-type="string" calcext:value-type="string">
            <text:p>Astral Neighbour</text:p>
          </table:table-cell>
          <table:table-cell office:value-type="string" calcext:value-type="string">
            <text:p>Phylonet_neighbour</text:p>
          </table:table-cell>
        </table:table-row>
        <table:table-row table:style-name="ro1">
          <table:table-cell office:value-type="string" calcext:value-type="string">
            <text:p>FN rate</text:p>
          </table:table-cell>
          <table:table-cell office:value-type="float" office:value="0.395833333333333" calcext:value-type="float">
            <text:p>0.3958333333</text:p>
          </table:table-cell>
          <table:table-cell office:value-type="float" office:value="0.485243055555556" calcext:value-type="float">
            <text:p>0.4852430556</text:p>
          </table:table-cell>
          <table:table-cell office:value-type="float" office:value="0.539930555555556" calcext:value-type="float">
            <text:p>0.53993055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rue_Tree_neighbour</text:p>
          </table:table-cell>
          <table:table-cell office:value-type="string" calcext:value-type="string">
            <text:p>Astral Neighbour</text:p>
          </table:table-cell>
          <table:table-cell office:value-type="string" calcext:value-type="string">
            <text:p>Phylonet_neighbour</text:p>
          </table:table-cell>
        </table:table-row>
        <table:table-row table:style-name="ro1">
          <table:table-cell office:value-type="string" calcext:value-type="string">
            <text:p>Average Quartet score</text:p>
          </table:table-cell>
          <table:table-cell office:value-type="float" office:value="5826.34722222222" calcext:value-type="float">
            <text:p>5826.3472222222</text:p>
          </table:table-cell>
          <table:table-cell office:value-type="float" office:value="5839.90625" calcext:value-type="float">
            <text:p>5839.90625</text:p>
          </table:table-cell>
          <table:table-cell office:value-type="float" office:value="5782.40277777778" calcext:value-type="float">
            <text:p>5782.40277777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([.B7]-[.D7])/([.C7]-[.D7])" office:value-type="float" office:value="0.764205060080863" calcext:value-type="float">
            <text:p>0.7642050601</text:p>
          </table:table-cell>
          <table:table-cell table:formula="of:=([.C7]-[.D7])/([.C7]-[.D7])" office:value-type="float" office:value="1" calcext:value-type="float">
            <text:p>1</text:p>
          </table:table-cell>
          <table:table-cell table:formula="of:=([.D7]-[.D7])/([.C7]-[.D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3:27:56.742620809</meta:creation-date>
    <dc:date>2018-07-24T13:43:16.079259862</dc:date>
    <meta:editing-duration>PT15M19S</meta:editing-duration>
    <meta:editing-cycles>5</meta:editing-cycles>
    <meta:generator>LibreOffice/5.1.6.2$Linux_X86_64 LibreOffice_project/10m0$Build-2</meta:generator>
    <meta:document-statistic meta:table-count="1" meta:cell-count="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cm" svg:height="7.08cm" xlink:href=".." xlink:type="simple" chart:class="chart:bar" chart:style-name="ch1">
        <chart:legend chart:legend-position="end" svg:x="8.555cm" svg:y="3.241cm" style:legend-expansion="high" chart:style-name="ch2"/>
        <chart:plot-area chart:style-name="ch3" table:cell-range-address="Sheet1.A6:Sheet1.D7" chart:data-source-has-labels="both" svg:x="0.255cm" svg:y="0.141cm" svg:width="8.045cm" svg:height="6.798cm">
          <chartooo:coordinate-region svg:x="1.668cm" svg:y="0.141cm" svg:width="6.632cm" svg:height="3.823cm"/>
          <chart:axis chart:dimension="x" chart:name="primary-x" chart:style-name="ch4" chartooo:axis-type="auto">
            <chartooo:date-scale/>
            <chart:categories table:cell-range-address="Sheet1.B6:Sheet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D7" chart:label-cell-address="Sheet1.A7:Sheet1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_Tree_neighbour</text:p>
                <draw:g>
                  <svg:desc>Sheet1.B6:Sheet1.D6</svg:desc>
                </draw:g>
              </table:table-cell>
              <table:table-cell office:value-type="string">
                <text:p>Astral Neighbour</text:p>
              </table:table-cell>
              <table:table-cell office:value-type="string">
                <text:p>Phylonet_neighbour</text:p>
              </table:table-cell>
            </table:table-row>
          </table:table-header-rows>
          <table:table-rows>
            <table:table-row>
              <table:table-cell office:value-type="string">
                <text:p>Average Quartet score</text:p>
                <draw:g>
                  <svg:desc>Sheet1.A7:Sheet1.A7</svg:desc>
                </draw:g>
              </table:table-cell>
              <table:table-cell office:value-type="float" office:value="5826.34722222222">
                <text:p>5826.34722222222</text:p>
                <draw:g>
                  <svg:desc>Sheet1.B7:Sheet1.D7</svg:desc>
                </draw:g>
              </table:table-cell>
              <table:table-cell office:value-type="float" office:value="5839.90625">
                <text:p>5839.90625</text:p>
              </table:table-cell>
              <table:table-cell office:value-type="float" office:value="5782.40277777778">
                <text:p>5782.402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7cm" svg:height="8.037cm" xlink:href=".." xlink:type="simple" chart:class="chart:bar" chart:style-name="ch1">
        <chart:legend chart:legend-position="end" svg:x="9.864cm" svg:y="3.719cm" style:legend-expansion="high" chart:style-name="ch2"/>
        <chart:plot-area chart:style-name="ch3" table:cell-range-address="Sheet1.A2:Sheet1.D3" chart:data-source-has-labels="both" svg:x="0.235cm" svg:y="0.16cm" svg:width="9.394cm" svg:height="7.717cm">
          <chartooo:coordinate-region svg:x="1.399cm" svg:y="0.16cm" svg:width="8.23cm" svg:height="4.741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_Tree_neighbour</text:p>
                <draw:g>
                  <svg:desc>Sheet1.B2:Sheet1.D2</svg:desc>
                </draw:g>
              </table:table-cell>
              <table:table-cell office:value-type="string">
                <text:p>Astral Neighbour</text:p>
              </table:table-cell>
              <table:table-cell office:value-type="string">
                <text:p>Phylonet_neighbour</text:p>
              </table:table-cell>
            </table:table-row>
          </table:table-header-rows>
          <table:table-rows>
            <table:table-row>
              <table:table-cell office:value-type="string">
                <text:p>FN rate</text:p>
                <draw:g>
                  <svg:desc>Sheet1.A3:Sheet1.A3</svg:desc>
                </draw:g>
              </table:table-cell>
              <table:table-cell office:value-type="float" office:value="0.395833333333333">
                <text:p>0.395833333333333</text:p>
                <draw:g>
                  <svg:desc>Sheet1.B3:Sheet1.D3</svg:desc>
                </draw:g>
              </table:table-cell>
              <table:table-cell office:value-type="float" office:value="0.485243055555556">
                <text:p>0.485243055555556</text:p>
              </table:table-cell>
              <table:table-cell office:value-type="float" office:value="0.539930555555556">
                <text:p>0.539930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C19:Sheet1.C1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